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658" officeooo:paragraph-rsid="00091658"/>
    </style:style>
    <style:style style:name="P2" style:family="paragraph" style:parent-style-name="Standard">
      <style:text-properties officeooo:rsid="0009fbc5" officeooo:paragraph-rsid="0009fbc5"/>
    </style:style>
    <style:style style:name="P3" style:family="paragraph" style:parent-style-name="Standard">
      <style:text-properties officeooo:rsid="000b9bcd" officeooo:paragraph-rsid="000b9bcd"/>
    </style:style>
    <style:style style:name="T1" style:family="text">
      <style:text-properties officeooo:rsid="0009c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</text:p>
      <text:p text:style-name="P1"/>
      <text:p text:style-name="P1"/>
      <text:p text:style-name="P2">CREATE DEFINER = `admin`@`localhost`</text:p>
      <text:p text:style-name="P2">FUNCTION `code` (id_challenge INT, regatte_date DATE)</text:p>
      <text:p text:style-name="P2">RETURNS VARCHAR(10) CHARSET utf8</text:p>
      <text:p text:style-name="P3">BEGIN</text:p>
      <text:p text:style-name="P3">DECLARE challengeCode VARCHAR(5);</text:p>
      <text:p text:style-name="P3">DECLARE numeroRegatte INT(4) DEFAULT 0;</text:p>
      <text:p text:style-name="P3">SELECT code INTO challengeCode</text:p>
      <text:p text:style-name="P3">FROM `challenge` c</text:p>
      <text:p text:style-name="P3">WHERE c.id = id_challenge;</text:p>
      <text:p text:style-name="P3">SELECT COUNT(r.id)+1 INTO numeroRegatte</text:p>
      <text:p text:style-name="P3">FROM `regatte` r</text:p>
      <text:p text:style-name="P3">INNER JOIN `challenge` c</text:p>
      <text:p text:style-name="P3">ON c.id = r.id_challenge</text:p>
      <text:p text:style-name="P3">WHERE c.id = 1</text:p>
      <text:p text:style-name="P3">GROUP BY c.id;</text:p>
      <text:p text:style-name="P3"/>
      <text:p text:style-name="P3">RETURN CONCAT(challengeCode, '-', MONTH(regatte_date), '-', numeroRegatte);</text:p>
      <text:p text:style-name="P3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1:00:17.845474362</meta:creation-date>
    <dc:date>2017-11-03T01:25:58.709699772</dc:date>
    <meta:editing-duration>PT5M20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8" meta:word-count="64" meta:character-count="489" meta:non-whitespace-character-count="443"/>
  </office:meta>
</office:document-meta>
</file>